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1">
            <text:p>11</text:p>
          </table:table-cell>
          <table:table-cell table:formula="oooc:=SUM([.A1:.B1])/2" office:value-type="float" office:value="11">
            <text:p>1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ooc:=SUM([.A2:.B2])/2" office:value-type="float" office:value="16">
            <text:p>16</text:p>
          </table:table-cell>
          <table:table-cell office:value-type="float" office:value="18">
            <text:p>18</text:p>
          </table:table-cell>
          <table:table-cell>
            <draw:frame table:end-cell-address="Sheet1.O27" table:end-x="0.4563in" table:end-y="0.0421in" draw:z-index="0" draw:style-name="gr1" svg:width="8.7602in" svg:height="5.4512in" svg:x="0.5862in" svg:y="0.0732in">
              <draw:object draw:notify-on-update-of-ranges="Sheet1.C1:Sheet1.D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ooc:=SUM([.A3:.B3])/2"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2" office:value-type="float" office:value="38">
            <text:p>38</text:p>
          </table:table-cell>
          <table:table-cell table:formula="oooc:=SUM([.A4:.B4])/2" office:value-type="float" office:value="38">
            <text:p>3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 office:value-type="float" office:value="56">
            <text:p>56</text:p>
          </table:table-cell>
          <table:table-cell table:formula="oooc:=SUM([.A5:.B5])/2" office:value-type="float" office:value="56">
            <text:p>5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formula="oooc:=SUM([.A6:.B6])/2" office:value-type="float" office:value="59.5">
            <text:p>59.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formula="oooc:=SUM([.A7:.B7])/2" office:value-type="float" office:value="68.5">
            <text:p>68.5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table:number-columns-repeated="2" office:value-type="float" office:value="93">
            <text:p>93</text:p>
          </table:table-cell>
          <table:table-cell table:formula="oooc:=SUM([.A8:.B8])/2" office:value-type="float" office:value="93">
            <text:p>93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table:formula="oooc:=SUM([.A9:.B9])/2" office:value-type="float" office:value="103.5">
            <text:p>103.5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table:formula="oooc:=SUM([.A10:.B10])/2" office:value-type="float" office:value="113.5">
            <text:p>113.5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table:formula="oooc:=SUM([.A11:.B11])/2" office:value-type="float" office:value="115">
            <text:p>115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formula="oooc:=SUM([.A12:.B12])/2" office:value-type="float" office:value="121.5">
            <text:p>121.5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table:formula="oooc:=SUM([.A13:.B13])/2" office:value-type="float" office:value="133">
            <text:p>13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table:number-columns-repeated="2" office:value-type="float" office:value="146">
            <text:p>146</text:p>
          </table:table-cell>
          <table:table-cell table:formula="oooc:=SUM([.A14:.B14])/2" office:value-type="float" office:value="146">
            <text:p>146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formula="oooc:=SUM([.A15:.B15])/2" office:value-type="float" office:value="165.5">
            <text:p>165.5</text:p>
          </table:table-cell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ooc:=SUM([.A16:.B16])/2" office:value-type="float" office:value="178.5">
            <text:p>178.5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92">
            <text:p>192</text:p>
          </table:table-cell>
          <table:table-cell table:formula="oooc:=SUM([.A17:.B17])/2" office:value-type="float" office:value="191">
            <text:p>19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1">
            <text:p>201</text:p>
          </table:table-cell>
          <table:table-cell table:formula="oooc:=SUM([.A18:.B18])/2" office:value-type="float" office:value="200">
            <text:p>20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formula="oooc:=SUM([.A19:.B19])/2" office:value-type="float" office:value="205.5">
            <text:p>205.5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table:number-columns-repeated="2" office:value-type="float" office:value="209">
            <text:p>209</text:p>
          </table:table-cell>
          <table:table-cell table:formula="oooc:=SUM([.A20:.B20])/2" office:value-type="float" office:value="209">
            <text:p>209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11">
            <text:p>211</text:p>
          </table:table-cell>
          <table:table-cell table:formula="oooc:=SUM([.A21:.B21])/2" office:value-type="float" office:value="210">
            <text:p>21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table:formula="oooc:=SUM([.A22:.B22])/2" office:value-type="float" office:value="213.5">
            <text:p>213.5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table:formula="oooc:=SUM([.A23:.B23])/2" office:value-type="float" office:value="257">
            <text:p>257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33">
            <text:p>333</text:p>
          </table:table-cell>
          <table:table-cell table:formula="oooc:=SUM([.A24:.B24])/2" office:value-type="float" office:value="336">
            <text:p>336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table:number-columns-repeated="2" office:value-type="float" office:value="358">
            <text:p>358</text:p>
          </table:table-cell>
          <table:table-cell table:formula="oooc:=SUM([.A25:.B25])/2" office:value-type="float" office:value="358">
            <text:p>358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SUM([.A26:.B26])/2 + 360" office:value-type="float" office:value="361.5">
            <text:p>361.5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ooc:=SUM([.A27:.B27])/2 + 360" office:value-type="float" office:value="363.5">
            <text:p>363.5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SUM([.A28:.B28])/2 + 360" office:value-type="float" office:value="365.5">
            <text:p>365.5</text:p>
          </table:table-cell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ooc:=SUM([.A29:.B29])/2 + 360" office:value-type="float" office:value="367.5">
            <text:p>367.5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formula="oooc:=SUM([.A30:.B30])/2 + 360" office:value-type="float" office:value="369">
            <text:p>369</text:p>
          </table:table-cell>
          <table:table-cell office:value-type="float" office:value="354">
            <text:p>35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7">09/27/2007</text:date>, <text:time>03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bert Spanton</meta:initial-creator>
    <meta:creation-date>2007-09-26T23:27:51</meta:creation-date>
    <dc:creator>Robert Spanton</dc:creator>
    <dc:date>2007-09-27T03:20:37</dc:date>
    <dc:language>en-US</dc:language>
    <meta:editing-cycles>6</meta:editing-cycles>
    <meta:editing-duration>PT3H52M47S</meta:editing-duration>
    <meta:user-defined meta:name="Info 1"/>
    <meta:user-defined meta:name="Info 2"/>
    <meta:user-defined meta:name="Info 3"/>
    <meta:user-defined meta:name="Info 4"/>
    <meta:document-statistic meta:table-count="3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25.7000007629395pt" style:font-family-asian="'DejaVu Sans'" style:font-family-generic-asian="system" style:font-pitch-asian="variable" style:font-size-asian="25.7000007629395pt" style:font-family-complex="'DejaVu Sans'" style:font-family-generic-complex="system" style:font-pitch-complex="variable" style:font-size-complex="25.7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1.8000001907349pt" style:font-family-asian="'DejaVu Sans'" style:font-family-generic-asian="system" style:font-pitch-asian="variable" style:font-size-asian="11.8000001907349pt" style:font-family-complex="'DejaVu Sans'" style:font-family-generic-complex="system" style:font-pitch-complex="variable" style:font-size-complex="11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8000001907349pt" style:font-family-asian="'DejaVu Sans'" style:font-family-generic-asian="system" style:font-pitch-asian="variable" style:font-size-asian="13.8000001907349pt" style:font-family-complex="'DejaVu Sans'" style:font-family-generic-complex="system" style:font-pitch-complex="variable" style:font-size-complex="13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8000001907349pt" style:font-family-asian="'DejaVu Sans'" style:font-family-generic-asian="system" style:font-pitch-asian="variable" style:font-size-asian="13.8000001907349pt" style:font-family-complex="'DejaVu Sans'" style:font-family-generic-complex="system" style:font-pitch-complex="variable" style:font-size-complex="13.8000001907349pt"/>
    </style:style>
    <style:style style:name="ch7" style:family="chart">
      <style:graphic-properties svg:stroke-color="#9999ff" draw:fill-color="#9999ff"/>
      <style:text-properties fo:font-family="'Nimbus Sans L'" style:font-family-generic="swiss" style:font-pitch="variable" fo:font-size="11.8000001907349pt" style:font-family-asian="'DejaVu Sans'" style:font-family-generic-asian="system" style:font-pitch-asian="variable" style:font-size-asian="11.8000001907349pt" style:font-family-complex="'DejaVu Sans'" style:font-family-generic-complex="system" style:font-pitch-complex="variable" style:font-size-complex="11.8000001907349pt"/>
    </style:style>
    <style:style style:name="ch8" style:family="chart">
      <style:graphic-properties svg:stroke-color="#993366" draw:fill-color="#993366"/>
      <style:text-properties fo:font-family="'Nimbus Sans L'" style:font-family-generic="swiss" style:font-pitch="variable" fo:font-size="11.8000001907349pt" style:font-family-asian="'DejaVu Sans'" style:font-family-generic-asian="system" style:font-pitch-asian="variable" style:font-size-asian="11.8000001907349pt" style:font-family-complex="'DejaVu Sans'" style:font-family-generic-complex="system" style:font-pitch-complex="variable" style:font-size-complex="11.8000001907349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2.252cm" svg:height="13.847cm" chart:class="chart:line" chart:style-name="ch1">
        <chart:title svg:x="9.162cm" svg:y="0.276cm" chart:style-name="ch2">
          <text:p>Main Title</text:p>
        </chart:title>
        <chart:legend chart:legend-position="end" svg:x="19.123cm" svg:y="6.097cm" chart:style-name="ch3"/>
        <chart:plot-area chart:style-name="ch4" table:cell-range-address="Sheet1.$C$1:.$D$30" chart:table-number-list="0" svg:x="0.444cm" svg:y="2.17cm" svg:width="17.792cm" svg:height="11.401cm">
          <chart:axis chart:dimension="x" chart:name="primary-x" chart:style-name="ch5">
            <chart:categories table:cell-range-address="local-table.A2:.A31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0"/>
          </chart:series>
          <chart:series chart:style-name="ch8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9.5">
                <text:p>59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8.5">
                <text:p>68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03.5">
                <text:p>103.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13.5">
                <text:p>113.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21.5">
                <text:p>121.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65.5">
                <text:p>165.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78.5">
                <text:p>178.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91">
                <text:p>1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205.5">
                <text:p>205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209">
                <text:p>20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10">
                <text:p>2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3.5">
                <text:p>213.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57">
                <text:p>25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336">
                <text:p>33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58">
                <text:p>35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61.5">
                <text:p>361.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363.5">
                <text:p>363.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365.5">
                <text:p>365.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367.5">
                <text:p>367.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369">
                <text:p>369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